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d773f" officeooo:paragraph-rsid="001d773f" style:font-size-asian="21pt" style:font-size-complex="24pt"/>
    </style:style>
    <style:style style:name="P2" style:family="paragraph" style:parent-style-name="Standard">
      <style:paragraph-properties fo:text-align="end" style:justify-single-word="false"/>
      <style:text-properties fo:font-size="24pt" officeooo:rsid="001d773f" officeooo:paragraph-rsid="001d773f" style:font-size-asian="21pt" style:font-size-complex="24pt"/>
    </style:style>
    <style:style style:name="P3" style:family="paragraph" style:parent-style-name="Standard">
      <style:paragraph-properties fo:text-align="center" style:justify-single-word="false"/>
      <style:text-properties fo:font-size="44pt" officeooo:rsid="001d773f" officeooo:paragraph-rsid="001d773f" style:font-size-asian="44pt" style:font-size-complex="44pt"/>
    </style:style>
    <style:style style:name="P4" style:family="paragraph" style:parent-style-name="Standard">
      <style:paragraph-properties fo:text-align="end" style:justify-single-word="false"/>
      <style:text-properties fo:font-size="14pt" officeooo:rsid="001d773f" officeooo:paragraph-rsid="001d773f" style:font-size-asian="12.25pt" style:font-size-complex="14pt"/>
    </style:style>
    <style:style style:name="P5" style:family="paragraph" style:parent-style-name="Standard">
      <style:paragraph-properties fo:text-align="start" style:justify-single-word="false"/>
      <style:text-properties fo:font-size="28pt" fo:font-weight="bold" officeooo:rsid="001d773f" officeooo:paragraph-rsid="001d773f" style:font-size-asian="28pt" style:font-weight-asian="bold" style:font-size-complex="28pt" style:font-weight-complex="bold"/>
    </style:style>
    <style:style style:name="P6" style:family="paragraph" style:parent-style-name="Standard">
      <style:paragraph-properties fo:line-height="115%" fo:text-align="justify" style:justify-single-word="false"/>
      <style:text-properties fo:font-size="28pt" fo:font-weight="bold" officeooo:rsid="001ebe41" officeooo:paragraph-rsid="001ebe41" style:font-size-asian="28pt" style:font-weight-asian="bold" style:font-size-complex="28pt" style:font-weight-complex="bold"/>
    </style:style>
    <style:style style:name="P7" style:family="paragraph" style:parent-style-name="Standard">
      <style:paragraph-properties fo:line-height="115%" fo:text-align="justify" style:justify-single-word="false"/>
      <style:text-properties fo:font-size="28pt" fo:font-weight="bold" officeooo:rsid="001ebe41" officeooo:paragraph-rsid="001ebe41" style:font-size-asian="24.5pt" style:font-weight-asian="bold" style:font-size-complex="28pt" style:font-weight-complex="bold"/>
    </style:style>
    <style:style style:name="P8" style:family="paragraph" style:parent-style-name="Standard">
      <style:paragraph-properties fo:text-align="start" style:justify-single-word="false"/>
      <style:text-properties fo:font-size="20pt" fo:font-weight="bold" officeooo:rsid="001d773f" officeooo:paragraph-rsid="001d773f"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d773f" officeooo:paragraph-rsid="001d773f" style:font-size-asian="17.5pt" style:font-weight-asian="bold" style:font-size-complex="20pt" style:font-weight-complex="bold"/>
    </style:style>
    <style:style style:name="P10" style:family="paragraph" style:parent-style-name="Standard">
      <style:paragraph-properties fo:line-height="115%" fo:text-align="justify" style:justify-single-word="false"/>
      <style:text-properties fo:font-size="20pt" fo:font-weight="normal" officeooo:rsid="001ebe41" officeooo:paragraph-rsid="001ebe41" style:font-size-asian="17.5pt" style:font-weight-asian="normal" style:font-size-complex="20pt" style:font-weight-complex="normal"/>
    </style:style>
    <style:style style:name="P11" style:family="paragraph" style:parent-style-name="Standard">
      <style:paragraph-properties fo:line-height="115%" fo:text-align="justify" style:justify-single-word="false"/>
      <style:text-properties fo:font-size="20pt" fo:font-weight="normal" officeooo:rsid="00202936" officeooo:paragraph-rsid="00202936" style:font-size-asian="17.5pt" style:font-weight-asian="normal" style:font-size-complex="20pt" style:font-weight-complex="normal"/>
    </style:style>
    <style:style style:name="P12" style:family="paragraph" style:parent-style-name="Standard">
      <style:paragraph-properties fo:text-align="start" style:justify-single-word="false"/>
      <style:text-properties fo:font-size="20pt" fo:font-weight="normal" officeooo:rsid="001d9e41" officeooo:paragraph-rsid="001d9e41" style:font-size-asian="20pt" style:font-weight-asian="normal" style:font-size-complex="20pt" style:font-weight-complex="normal"/>
    </style:style>
    <style:style style:name="P13" style:family="paragraph" style:parent-style-name="Standard">
      <style:paragraph-properties fo:line-height="115%" fo:text-align="justify" style:justify-single-word="false"/>
      <style:text-properties fo:font-size="20pt" fo:font-weight="normal" officeooo:rsid="001d9e41" officeooo:paragraph-rsid="001d9e41"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fo:font-size="28pt" fo:font-weight="bold" officeooo:rsid="001d773f" officeooo:paragraph-rsid="001d773f" style:font-size-asian="28pt" style:font-weight-asian="bold" style:font-size-complex="28pt" style:font-weight-complex="bold"/>
    </style:style>
    <style:style style:name="T1" style:family="text">
      <style:text-properties fo:font-weight="normal" style:font-weight-asian="normal" style:font-weight-complex="normal"/>
    </style:style>
    <style:style style:name="T2" style:family="text">
      <style:text-properties officeooo:rsid="00202936"/>
    </style:style>
    <style:style style:name="T3" style:family="text">
      <style:text-properties officeooo:rsid="002102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3">CS 203</text:p>
      <text:p text:style-name="P3">PROJECT</text:p>
      <text:p text:style-name="P1"/>
      <text:p text:style-name="P1"/>
      <text:p text:style-name="P1"/>
      <text:p text:style-name="P1"/>
      <text:p text:style-name="P1"/>
      <text:p text:style-name="P1"/>
      <text:p text:style-name="P2"/>
      <text:p text:style-name="P2"/>
      <text:p text:style-name="P2"/>
      <text:p text:style-name="P2"/>
      <text:p text:style-name="P2">BY</text:p>
      <text:p text:style-name="P4">KARTIKAY SINGH <text:span text:style-name="T3">(2020CSB1094)</text:span></text:p>
      <text:p text:style-name="P4">NAVROOP SINGH <text:span text:style-name="T3">(2020CSB1101)</text:span></text:p>
      <text:p text:style-name="P4">NISHANT VERMA <text:span text:style-name="T3">(2020CSB1103)</text:span></text:p>
      <text:p text:style-name="P4"/>
      <text:p text:style-name="P4"/>
      <text:p text:style-name="P4"/>
      <text:p text:style-name="P4"/>
      <text:p text:style-name="P4"/>
      <text:p text:style-name="P5"><text:soft-page-break/>TITLE</text:p>
      <text:p text:style-name="P8"><text:span text:style-name="T1">IMPLEMENTING SMART HOME USING RTL</text:span> </text:p>
      <text:p text:style-name="P8"/>
      <text:p text:style-name="P14">OVERALL OBJECTIVE</text:p>
      <text:p text:style-name="P13">To design an home automation system with the help of Verilog hardware descriptive language. Our project is capable of providing security, appropriate temperature, lighting, controlling doors, fire alert and detect presence of </text:p>
      <text:p text:style-name="P13">humans . </text:p>
      <text:p text:style-name="P13"/>
      <text:p text:style-name="P7">IMPLEMENTATION</text:p>
      <text:p text:style-name="P10">The implementation is with the help of RTL(Register Transfer Logic) .</text:p>
      <text:p text:style-name="P10"/>
      <text:p text:style-name="P6">FUNCTIONALITY</text:p>
      <text:p text:style-name="P10">As we are moving ahead in the realm of technology <text:s/>and automation, we want to control our surrounding and reduce our physical labour . Due to ongoing pandemic, we spend much of our time in our home. But we have to do our <text:span text:style-name="T2">work, including studies or job/work from home. So, there arises a need for an automated home system, which helps us in doing small chores so that one can save his/her time. </text:span></text:p>
      <text:p text:style-name="P10"/>
      <text:p text:style-name="P11">Hence, our project is on an automated home system. The project uses verilog HDL as programming language. </text:p>
      <text:p text:style-name="P13"/>
      <text:p text:style-name="P13"><text:soft-page-break/></text:p>
      <text:p text:style-name="P12"/>
      <text:p text:style-name="P12"/>
      <text:p text:style-name="P12"/>
      <text:p text:style-name="P12"/>
      <text:p text:style-name="P8"/>
      <text:p text:style-name="P8"/>
      <text:p text:style-name="P9"/>
      <text:p text:style-name="P9"/>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2T16:15:26.942517905</meta:creation-date>
    <dc:date>2021-10-22T17:04:46.150044321</dc:date>
    <meta:editing-duration>PT7M11S</meta:editing-duration>
    <meta:editing-cycles>1</meta:editing-cycles>
    <meta:generator>LibreOffice/7.2.1.2$Linux_X86_64 LibreOffice_project/20$Build-2</meta:generator>
    <meta:document-statistic meta:table-count="0" meta:image-count="0" meta:object-count="0" meta:page-count="3" meta:paragraph-count="16" meta:word-count="159" meta:character-count="983" meta:non-whitespace-character-count="834"/>
  </office:meta>
</office:document-meta>
</file>